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Heading_20_1">
      <style:text-properties style:font-name="Times New Roman" fo:font-size="24pt" fo:language="en" fo:country="US" officeooo:rsid="000978a5" officeooo:paragraph-rsid="000978a5" style:font-size-asian="24pt" style:font-size-complex="24pt"/>
    </style:style>
    <style:style style:name="P2" style:family="paragraph" style:parent-style-name="Heading_20_2">
      <style:text-properties style:font-name="Times New Roman" officeooo:rsid="000978a5" officeooo:paragraph-rsid="000978a5"/>
    </style:style>
    <style:style style:name="P3" style:family="paragraph" style:parent-style-name="Heading_20_2">
      <style:text-properties style:font-name="Times New Roman"/>
    </style:style>
    <style:style style:name="P4" style:family="paragraph" style:parent-style-name="Text_20_body" style:list-style-name="L1">
      <style:paragraph-properties fo:margin-top="0in" fo:margin-bottom="0in" style:contextual-spacing="false"/>
      <style:text-properties style:font-name="Times New Roman" fo:language="en" fo:country="US" officeooo:rsid="000978a5" officeooo:paragraph-rsid="000978a5"/>
    </style:style>
    <style:style style:name="P5" style:family="paragraph" style:parent-style-name="Text_20_body">
      <style:text-properties style:font-name="Times New Roman" officeooo:rsid="000978a5" officeooo:paragraph-rsid="000978a5"/>
    </style:style>
    <style:style style:name="P6" style:family="paragraph" style:parent-style-name="Text_20_body">
      <style:text-properties officeooo:rsid="000b917a" officeooo:paragraph-rsid="000b917a"/>
    </style:style>
    <style:style style:name="P7" style:family="paragraph" style:parent-style-name="Text_20_body">
      <style:paragraph-properties fo:break-before="page"/>
      <style:text-properties style:text-underline-style="none" officeooo:rsid="000b917a" officeooo:paragraph-rsid="000b917a"/>
    </style:style>
    <style:style style:name="T1" style:family="text">
      <style:text-properties officeooo:rsid="000afa3b"/>
    </style:style>
    <style:style style:name="T2" style:family="text">
      <style:text-properties style:font-name="Times New Roman"/>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etting</text:h>
      <text:h text:style-name="P2" text:outline-level="2">Characters</text:h>
      <text:list text:style-name="L1">
        <text:list-item>
          <text:p text:style-name="P4">Mei-u (Player)</text:p>
        </text:list-item>
        <text:list-item>
          <text:p text:style-name="P4">Ti-er (Haruhi-like)</text:p>
        </text:list-item>
        <text:list-item>
          <text:p text:style-name="P4">Dir-vir (Artificial Human)</text:p>
        </text:list-item>
        <text:list-item>
          <text:p text:style-name="P4">Pliu (Esper)</text:p>
        </text:list-item>
      </text:list>
      <text:h text:style-name="P2" text:outline-level="2">Location</text:h>
      <text:p text:style-name="P5">Vacation island, <text:span text:style-name="T1">owned</text:span> by <text:span text:style-name="T1">the creators of</text:span> Dirvir</text:p>
      <text:h text:style-name="P3" text:outline-level="2">Plot Setup</text:h>
      <text:p text:style-name="P6"><text:span text:style-name="T2">The group of friends are spending summer in Dirvir’s island. They have come together to spend some time feeling youthful as adult hood is slowly creeping onto them and already around the corner. The group will search for ways to squeeze out that last moment of youth from their early 20s as they are all finishing college. Some secrets still remain between them and Tier is looking to have a most enjoyable time and maybe uncover one or two of the secrets. Unknown to everyone but Dirvir, this summer break has been looping for quite a few times because of Tier’s feeling of unfull-fillingness and her subconsciously winding back time erasing everyone’s memories. Telling Tier about this won’t help the situation and could make it worse, so Meiu, Dirvir and Pliu will have to make sure to satisfy Tier’s wims and fight against her just enough to escape this loop!</text:span></text:p>
      <text:p text:style-name="P6"><text:span text:style-name="T2"/></text:p>
      <text:p text:style-name="P7"><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1T00:07:58.488000000</meta:creation-date>
    <dc:date>2024-06-11T00:39:24.573000000</dc:date>
    <meta:editing-duration>PT31M25S</meta:editing-duration>
    <meta:editing-cycles>4</meta:editing-cycles>
    <meta:generator>LibreOffice/7.6.4.1$Windows_X86_64 LibreOffice_project/e19e193f88cd6c0525a17fb7a176ed8e6a3e2aa1</meta:generator>
    <meta:document-statistic meta:table-count="0" meta:image-count="0" meta:object-count="0" meta:page-count="2" meta:paragraph-count="10" meta:word-count="176" meta:character-count="1021" meta:non-whitespace-character-count="859"/>
  </office:meta>
</office:document-meta>
</file>